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18628" officeooo:paragraph-rsid="00118628"/>
    </style:style>
    <style:style style:name="P2" style:family="paragraph" style:parent-style-name="Standard">
      <style:paragraph-properties fo:margin-left="0cm" fo:margin-right="0cm" fo:text-align="start" style:justify-single-word="false" fo:text-indent="0cm" style:auto-text-indent="false"/>
      <style:text-properties officeooo:rsid="00118628" officeooo:paragraph-rsid="00118628"/>
    </style:style>
    <style:style style:name="P3" style:family="paragraph" style:parent-style-name="Standard">
      <style:paragraph-properties fo:margin-left="0cm" fo:margin-right="0cm" fo:text-align="start" style:justify-single-word="false" fo:text-indent="0cm" style:auto-text-indent="false"/>
      <style:text-properties officeooo:rsid="00126cca" officeooo:paragraph-rsid="00126cca"/>
    </style:style>
    <style:style style:name="P4" style:family="paragraph" style:parent-style-name="Standard">
      <style:paragraph-properties fo:margin-left="1.251cm" fo:margin-right="0cm" fo:text-align="start" style:justify-single-word="false" fo:text-indent="0cm" style:auto-text-indent="false"/>
      <style:text-properties officeooo:rsid="00118628" officeooo:paragraph-rsid="00118628"/>
    </style:style>
    <style:style style:name="P5" style:family="paragraph" style:parent-style-name="Standard">
      <style:paragraph-properties fo:margin-left="1.251cm" fo:margin-right="0cm" fo:text-align="start" style:justify-single-word="false" fo:text-indent="0cm" style:auto-text-indent="false"/>
      <style:text-properties officeooo:rsid="00126cca" officeooo:paragraph-rsid="00126cca"/>
    </style:style>
    <style:style style:name="P6"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gr1" style:family="graphic">
      <style:graphic-properties style:wrap="run-through" style:number-wrapped-paragraphs="no-limit" style:vertical-pos="from-top" style:vertical-rel="paragraph" style:horizontal-pos="from-left" style:horizontal-rel="paragraph"/>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https://dashboard.razorpay.com/#/access/signin" form:button-type="url" office:target-frame="" xlink:href="https://dashboard.razorpay.com/#/access/signin" form:image-data=""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ontrol text:anchor-type="paragraph" draw:z-index="0" draw:name="Shape1" draw:style-name="gr1" draw:text-style-name="P6" svg:width="10.392cm" svg:height="0.571cm" svg:x="1.69cm" svg:y="-0.115cm" draw:control="control1"/>1. Go to</text:p>
      <text:p text:style-name="P1"/>
      <text:p text:style-name="P1">2. Fill your details</text:p>
      <text:p text:style-name="P1"/>
      <text:p text:style-name="P1">3. Then, sign in to your account</text:p>
      <text:p text:style-name="P1"/>
      <text:p text:style-name="P1">4. Set “LIVE MODE” from “TEST MODE” in top-right navigation bar</text:p>
      <text:p text:style-name="P1"/>
      <text:p text:style-name="P1">5. Then go to “SETTINGS” menu</text:p>
      <text:p text:style-name="P1"/>
      <text:p text:style-name="P1">6. Choose “API Keys” option in “SETTINGS”</text:p>
      <text:p text:style-name="P1"/>
      <text:p text:style-name="P1">7. Choose “Create API Keys” option</text:p>
      <text:p text:style-name="P1"/>
      <text:p text:style-name="P1">8. Save Generated “API Key”</text:p>
      <text:p text:style-name="P1"/>
      <text:p text:style-name="P1"/>
      <text:p text:style-name="P1"># MENU short description : </text:p>
      <text:p text:style-name="P1"/>
      <text:p text:style-name="P2">* Home :</text:p>
      <text:p text:style-name="P4">You can see Total Payments Done, Total Refunded Amount, How many transaction done through Card and How many done through Net banking or Other types of transaction and Graph also.</text:p>
      <text:p text:style-name="P4"/>
      <text:p text:style-name="P2">* Transactions :</text:p>
      <text:p text:style-name="P5">You can see Total Transaction and Refunds with User’s details and Razorpay order id. You can refund amount of any transaction by just click on “Payment Id” and sidebar will be open. You can click on “Issue Refund” and Refund will be done.</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4:16:10.095472447</meta:creation-date>
    <dc:date>2017-11-16T14:35:17.255176358</dc:date>
    <meta:editing-duration>PT5M7S</meta:editing-duration>
    <meta:editing-cycles>1</meta:editing-cycles>
    <meta:document-statistic meta:table-count="0" meta:image-count="0" meta:object-count="0" meta:page-count="1" meta:paragraph-count="13" meta:word-count="133" meta:character-count="721" meta:non-whitespace-character-count="600"/>
    <meta:generator>LibreOffice/5.1.6.2$Linux_X86_64 LibreOffice_project/10m0$Build-2</meta:generator>
  </office:meta>
</office:document-meta>
</file>